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style:writing-mode="lr-tb"/>
      <style:text-properties officeooo:rsid="0006736f" officeooo:paragraph-rsid="0006736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daer Lerauk</text:h>
      <text:p text:style-name="P1">Nimble and agile, average strength. Lost hearing in his left ear during a chemical accident, eyesight improved seemingly as a resul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10:51:56.947284139</meta:creation-date>
    <dc:date>2017-11-14T12:19:12.391238605</dc:date>
    <meta:editing-duration>PT3M5S</meta:editing-duration>
    <meta:editing-cycles>2</meta:editing-cycles>
    <meta:generator>LibreOffice/5.4.2.2.0$Linux_X86_64 LibreOffice_project/40m0$Build-2</meta:generator>
    <meta:document-statistic meta:table-count="0" meta:image-count="0" meta:object-count="0" meta:page-count="1" meta:paragraph-count="2" meta:word-count="23" meta:character-count="145" meta:non-whitespace-character-count="124"/>
  </office:meta>
</office:document-meta>
</file>